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08d" officeooo:paragraph-rsid="001bd08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d08d" officeooo:paragraph-rsid="001bea3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d08d" officeooo:paragraph-rsid="001c359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bd08d" officeooo:paragraph-rsid="001bd08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d08d" officeooo:paragraph-rsid="001bd08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rsonal Information field required</text:span>.</text:p>
      <text:p text:style-name="P1">1.Name of the Employee.</text:p>
      <text:p text:style-name="P1">2.Designation</text:p>
      <text:p text:style-name="P1">3.With Effect From <text:s/>(date)</text:p>
      <text:p text:style-name="P1">4.Company Name (Delta pharma &amp; Delta Pharma Pvt ltd) need to option in company filed</text:p>
      <text:p text:style-name="P1">5.D.O.B</text:p>
      <text:p text:style-name="P1">6.Place Of Birth</text:p>
      <text:p text:style-name="P1">7.State of Birth</text:p>
      <text:p text:style-name="P1">8.Country of Birth.</text:p>
      <text:p text:style-name="P1">9.Gender</text:p>
      <text:p text:style-name="P1">10.Religion</text:p>
      <text:p text:style-name="P1">11.nationality</text:p>
      <text:p text:style-name="P1">12.Marital Status</text:p>
      <text:p text:style-name="P1">13.Date of Marriage</text:p>
      <text:p text:style-name="P1">14.Mother Tongue</text:p>
      <text:p text:style-name="P1">15.Permanent Address</text:p>
      <text:p text:style-name="P1">16.Present Address.</text:p>
      <text:p text:style-name="P1">17.Emergency Address</text:p>
      <text:p text:style-name="P1">18.Mobile Number</text:p>
      <text:p text:style-name="P1">19.Bank Name &amp; account Number(Mandatory</text:p>
      <text:p text:style-name="P1">20.PAN Card Number(mandatory)</text:p>
      <text:p text:style-name="P3">Educational Details:<text:span text:style-name="T3"> Need to create Sub tab for cadidate Academic details</text:span></text:p>
      <text:p text:style-name="P2"><text:span text:style-name="T3">1.Institution/college/School</text:span></text:p>
      <text:p text:style-name="P2"><text:span text:style-name="T3">2.Degree / Diploma</text:span></text:p>
      <text:p text:style-name="P2"><text:span text:style-name="T3">3.From (mmyyyy to mm/yyyy)</text:span></text:p>
      <text:p text:style-name="P2"><text:span text:style-name="T3">4.Name of university</text:span></text:p>
      <text:p text:style-name="P2"><text:span text:style-name="T3">5.Percentage of marks &amp; divison</text:span></text:p>
      <text:p text:style-name="P2"><text:span text:style-name="T3">6.Branch of Study</text:span></text:p>
      <text:p text:style-name="P2">Previous Employer:<text:span text:style-name="T3"> Need to create sub tab for Previous Employer</text:span></text:p>
      <text:p text:style-name="P2"><text:span text:style-name="T3">1.From(dd/mm/yyyy)</text:span></text:p>
      <text:p text:style-name="P2"><text:span text:style-name="T3">2.To(DD/MM/yyyy)</text:span></text:p>
      <text:p text:style-name="P2"><text:span text:style-name="T3">3.Name of the Company</text:span></text:p>
      <text:p text:style-name="P2"><text:span text:style-name="T3">4.City</text:span></text:p>
      <text:p text:style-name="P2"><text:span text:style-name="T3">5.Industry / Businees</text:span></text:p>
      <text:p text:style-name="P2"><text:span text:style-name="T3">6.Job Title</text:span></text:p>
      <text:p text:style-name="P2"><text:span text:style-name="T3">7.Responsilbilities</text:span></text:p>
      <text:p text:style-name="P2"><text:span text:style-name="T3">8.Previous Salary Per Annum</text:span></text:p>
      <text:p text:style-name="P2">Family details:<text:span text:style-name="T3">Need to create tab for Family details</text:span></text:p>
      <text:p text:style-name="P2"><text:span text:style-name="T3">1.Name</text:span></text:p>
      <text:p text:style-name="P2"><text:span text:style-name="T3">2.Relationship(mother, father,brother etc)</text:span></text:p>
      <text:p text:style-name="P2"><text:span text:style-name="T3">3.Occupation</text:span></text:p>
      <text:p text:style-name="P2"><text:span text:style-name="T3">4.Personal Email ID</text:span></text:p>
      <text:p text:style-name="P2"><text:span text:style-name="T3">5.If married provide Spouse &amp; child detail.</text:span></text:p>
      <text:p text:style-name="P4"><text:span text:style-name="T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4:16:35.950280650</meta:creation-date>
    <dc:date>2016-05-24T15:27:15.107183784</dc:date>
    <meta:editing-duration>PT2M38S</meta:editing-duration>
    <meta:editing-cycles>1</meta:editing-cycles>
    <meta:document-statistic meta:table-count="0" meta:image-count="0" meta:object-count="0" meta:page-count="1" meta:paragraph-count="43" meta:word-count="144" meta:character-count="1057" meta:non-whitespace-character-count="955"/>
    <meta:generator>LibreOffice/4.2.8.2$Linux_X86_64 LibreOffice_project/420m0$Build-2</meta:generator>
  </office:meta>
</office:document-meta>
</file>